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ample#</text:p>
          </table:table-cell>
          <table:table-cell office:value-type="string" table:style-name="ce3">
            <text:p>Start Time</text:p>
          </table:table-cell>
          <table:table-cell office:value-type="string" table:style-name="ce3">
            <text:p>Thread Name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Sample Time(ms)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Bytes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time" office:time-value="PT11H43M10.847S" table:style-name="ce2">
            <text:p>43:10.8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login.d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5667" table:style-name="ce1">
            <text:p>25667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time" office:time-value="PT11H43M10.878S" table:style-name="ce2">
            <text:p>43:10.9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time" office:time-value="PT11H43M10.909S" table:style-name="ce2">
            <text:p>43:10.9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hom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time" office:time-value="PT11H43M10.909S" table:style-name="ce2">
            <text:p>43:10.9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login.do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5667" table:style-name="ce1">
            <text:p>25667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time" office:time-value="PT11H43M10.940S" table:style-name="ce2">
            <text:p>43:10.9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hom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time" office:time-value="PT11H43M10.940S" table:style-name="ce2">
            <text:p>43:10.9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time" office:time-value="PT11H43M10.972S" table:style-name="ce2">
            <text:p>43:11.0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hom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time" office:time-value="PT11H43M10.972S" table:style-name="ce2">
            <text:p>43:11.0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login.d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5667" table:style-name="ce1">
            <text:p>25667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time" office:time-value="PT11H43M11.003S" table:style-name="ce2">
            <text:p>43:11.0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hom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time" office:time-value="PT11H43M10.956S" table:style-name="ce2">
            <text:p>43:11.0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allGuidelines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31237" table:style-name="ce1">
            <text:p>31237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time" office:time-value="PT11H43M11.003S" table:style-name="ce2">
            <text:p>43:11.0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time" office:time-value="PT11H43M11.034S" table:style-name="ce2">
            <text:p>43:11.0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allGuideline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6007" table:style-name="ce1">
            <text:p>26007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time" office:time-value="PT11H43M11.018S" table:style-name="ce2">
            <text:p>43:11.0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login.d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5667" table:style-name="ce1">
            <text:p>25667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time" office:time-value="PT11H43M11.050S" table:style-name="ce2">
            <text:p>43:11.0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hom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time" office:time-value="PT11H43M11.050S" table:style-name="ce2">
            <text:p>43:11.0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guidelines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7666" table:style-name="ce1">
            <text:p>27666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time" office:time-value="PT11H43M11.081S" table:style-name="ce2">
            <text:p>43:11.1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hom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time" office:time-value="PT11H43M11.065S" table:style-name="ce2">
            <text:p>43:11.1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time" office:time-value="PT11H43M11.018S" table:style-name="ce2">
            <text:p>43:11.0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allGuidelines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31235" table:style-name="ce1">
            <text:p>31235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time" office:time-value="PT11H43M11.096S" table:style-name="ce2">
            <text:p>43:11.1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guideline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6036" table:style-name="ce1">
            <text:p>26036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time" office:time-value="PT11H43M11.065S" table:style-name="ce2">
            <text:p>43:11.1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login.do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5667" table:style-name="ce1">
            <text:p>25667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time" office:time-value="PT11H43M11.096S" table:style-name="ce2">
            <text:p>43:11.1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hom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time" office:time-value="PT11H43M11.128S" table:style-name="ce2">
            <text:p>43:11.1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home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time" office:time-value="PT11H43M11.128S" table:style-name="ce2">
            <text:p>43:11.1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allGuidelines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6007" table:style-name="ce1">
            <text:p>26007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time" office:time-value="PT11H43M11.128S" table:style-name="ce2">
            <text:p>43:11.1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time" office:time-value="PT11H43M11.159S" table:style-name="ce2">
            <text:p>43:11.2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hom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time" office:time-value="PT11H43M11.128S" table:style-name="ce2">
            <text:p>43:11.1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home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time" office:time-value="PT11H43M11.174S" table:style-name="ce2">
            <text:p>43:11.2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guidelines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7669" table:style-name="ce1">
            <text:p>27669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time" office:time-value="PT11H43M11.128S" table:style-name="ce2">
            <text:p>43:11.1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login.do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25667" table:style-name="ce1">
            <text:p>25667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time" office:time-value="PT11H43M11.190S" table:style-name="ce2">
            <text:p>43:11.2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home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time" office:time-value="PT11H43M11.190S" table:style-name="ce2">
            <text:p>43:11.2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logout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time" office:time-value="PT11H43M11.096S" table:style-name="ce2">
            <text:p>43:11.1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allGuidelines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31235" table:style-name="ce1">
            <text:p>31235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time" office:time-value="PT11H43M11.174S" table:style-name="ce2">
            <text:p>43:11.2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login.d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25667" table:style-name="ce1">
            <text:p>25667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time" office:time-value="PT11H43M11.237S" table:style-name="ce2">
            <text:p>43:11.2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time" office:time-value="PT11H43M11.252S" table:style-name="ce2">
            <text:p>43:11.3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login.htm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time" office:time-value="PT11H43M11.221S" table:style-name="ce2">
            <text:p>43:11.2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guidelines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6036" table:style-name="ce1">
            <text:p>26036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time" office:time-value="PT11H43M11.221S" table:style-name="ce2">
            <text:p>43:11.2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home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time" office:time-value="PT11H43M11.221S" table:style-name="ce2">
            <text:p>43:11.2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time" office:time-value="PT11H43M11.252S" table:style-name="ce2">
            <text:p>43:11.3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allGuidelines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26007" table:style-name="ce1">
            <text:p>26007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time" office:time-value="PT11H43M11.221S" table:style-name="ce2">
            <text:p>43:11.2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login.do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25667" table:style-name="ce1">
            <text:p>25667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time" office:time-value="PT11H43M11.252S" table:style-name="ce2">
            <text:p>43:11.3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time" office:time-value="PT11H43M11.268S" table:style-name="ce2">
            <text:p>43:11.3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login.do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5667" table:style-name="ce1">
            <text:p>25667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time" office:time-value="PT11H43M11.284S" table:style-name="ce2">
            <text:p>43:11.3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home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time" office:time-value="PT11H43M11.315S" table:style-name="ce2">
            <text:p>43:11.3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login.d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time" office:time-value="PT11H43M11.315S" table:style-name="ce2">
            <text:p>43:11.3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guidelines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7669" table:style-name="ce1">
            <text:p>27669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time" office:time-value="PT11H43M11.315S" table:style-name="ce2">
            <text:p>43:11.3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home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time" office:time-value="PT11H43M11.190S" table:style-name="ce2">
            <text:p>43:11.2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allGuidelines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Success</text:p>
          </table:table-cell>
          <table:table-cell office:value-type="float" office:value="31235" table:style-name="ce1">
            <text:p>31235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time" office:time-value="PT11H43M11.362S" table:style-name="ce2">
            <text:p>43:11.4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hom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time" office:time-value="PT11H43M11.346S" table:style-name="ce2">
            <text:p>43:11.3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hom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time" office:time-value="PT11H43M11.362S" table:style-name="ce2">
            <text:p>43:11.4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time" office:time-value="PT11H43M11.408S" table:style-name="ce2">
            <text:p>43:11.4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time" office:time-value="PT11H43M11.377S" table:style-name="ce2">
            <text:p>43:11.4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guidelines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6036" table:style-name="ce1">
            <text:p>26036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time" office:time-value="PT11H43M11.377S" table:style-name="ce2">
            <text:p>43:11.4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allGuidelines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6007" table:style-name="ce1">
            <text:p>26007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time" office:time-value="PT11H43M11.377S" table:style-name="ce2">
            <text:p>43:11.4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home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time" office:time-value="PT11H43M11.284S" table:style-name="ce2">
            <text:p>43:11.3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allGuidelines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31235" table:style-name="ce1">
            <text:p>31235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time" office:time-value="PT11H43M11.424S" table:style-name="ce2">
            <text:p>43:11.4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time" office:time-value="PT11H43M11.455S" table:style-name="ce2">
            <text:p>43:11.5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time" office:time-value="PT11H43M11.377S" table:style-name="ce2">
            <text:p>43:11.4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login.do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time" office:time-value="PT11H43M11.424S" table:style-name="ce2">
            <text:p>43:11.4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home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time" office:time-value="PT11H43M11.346S" table:style-name="ce2">
            <text:p>43:11.3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time" office:time-value="PT11H43M11.424S" table:style-name="ce2">
            <text:p>43:11.4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home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time" office:time-value="PT11H43M11.471S" table:style-name="ce2">
            <text:p>43:11.5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hom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time" office:time-value="PT11H43M11.346S" table:style-name="ce2">
            <text:p>43:11.3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time" office:time-value="PT11H43M11.455S" table:style-name="ce2">
            <text:p>43:11.5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time" office:time-value="PT11H43M11.424S" table:style-name="ce2">
            <text:p>43:11.4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home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time" office:time-value="PT11H43M11.455S" table:style-name="ce2">
            <text:p>43:11.5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allGuidelines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26007" table:style-name="ce1">
            <text:p>26007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time" office:time-value="PT11H43M11.440S" table:style-name="ce2">
            <text:p>43:11.4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guidelines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27669" table:style-name="ce1">
            <text:p>27669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time" office:time-value="PT11H43M11.424S" table:style-name="ce2">
            <text:p>43:11.4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login.do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time" office:time-value="PT11H43M11.471S" table:style-name="ce2">
            <text:p>43:11.5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login.do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time" office:time-value="PT11H43M11.533S" table:style-name="ce2">
            <text:p>43:11.5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home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time" office:time-value="PT11H43M11.471S" table:style-name="ce2">
            <text:p>43:11.5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home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time" office:time-value="PT11H43M11.502S" table:style-name="ce2">
            <text:p>43:11.5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home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time" office:time-value="PT11H43M11.533S" table:style-name="ce2">
            <text:p>43:11.5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hom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time" office:time-value="PT11H43M11.580S" table:style-name="ce2">
            <text:p>43:11.6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logout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time" office:time-value="PT11H43M11.533S" table:style-name="ce2">
            <text:p>43:11.5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guidelines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27669" table:style-name="ce1">
            <text:p>27669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time" office:time-value="PT11H43M11.611S" table:style-name="ce2">
            <text:p>43:11.6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time" office:time-value="PT11H43M11.564S" table:style-name="ce2">
            <text:p>43:11.6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time" office:time-value="PT11H43M11.580S" table:style-name="ce2">
            <text:p>43:11.6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hom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time" office:time-value="PT11H43M11.627S" table:style-name="ce2">
            <text:p>43:11.6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login.htm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time" office:time-value="PT11H43M11.549S" table:style-name="ce2">
            <text:p>43:11.5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guidelines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26036" table:style-name="ce1">
            <text:p>26036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time" office:time-value="PT11H43M11.564S" table:style-name="ce2">
            <text:p>43:11.6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time" office:time-value="PT11H43M11.611S" table:style-name="ce2">
            <text:p>43:11.6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home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time" office:time-value="PT11H43M11.440S" table:style-name="ce2">
            <text:p>43:11.4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allGuidelines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uccess</text:p>
          </table:table-cell>
          <table:table-cell office:value-type="float" office:value="31235" table:style-name="ce1">
            <text:p>31235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time" office:time-value="PT11H43M11.596S" table:style-name="ce2">
            <text:p>43:11.6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home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time" office:time-value="PT11H43M11.564S" table:style-name="ce2">
            <text:p>43:11.6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login.do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time" office:time-value="PT11H43M11.518S" table:style-name="ce2">
            <text:p>43:11.5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login.do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time" office:time-value="PT11H43M11.627S" table:style-name="ce2">
            <text:p>43:11.6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guidelines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6036" table:style-name="ce1">
            <text:p>26036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time" office:time-value="PT11H43M11.627S" table:style-name="ce2">
            <text:p>43:11.6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login.do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time" office:time-value="PT11H43M11.658S" table:style-name="ce2">
            <text:p>43:11.7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home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time" office:time-value="PT11H43M11.642S" table:style-name="ce2">
            <text:p>43:11.6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home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time" office:time-value="PT11H43M11.674S" table:style-name="ce2">
            <text:p>43:11.7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allGuidelines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6007" table:style-name="ce1">
            <text:p>26007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time" office:time-value="PT11H43M11.736S" table:style-name="ce2">
            <text:p>43:11.7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home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time" office:time-value="PT11H43M11.689S" table:style-name="ce2">
            <text:p>43:11.7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time" office:time-value="PT11H43M11.486S" table:style-name="ce2">
            <text:p>43:11.5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allGuidelines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Success</text:p>
          </table:table-cell>
          <table:table-cell office:value-type="float" office:value="31235" table:style-name="ce1">
            <text:p>31235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time" office:time-value="PT11H43M11.689S" table:style-name="ce2">
            <text:p>43:11.7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time" office:time-value="PT11H43M11.502S" table:style-name="ce2">
            <text:p>43:11.5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allGuidelines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Success</text:p>
          </table:table-cell>
          <table:table-cell office:value-type="float" office:value="31238" table:style-name="ce1">
            <text:p>31238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time" office:time-value="PT11H43M11.767S" table:style-name="ce2">
            <text:p>43:11.8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logout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time" office:time-value="PT11H43M11.720S" table:style-name="ce2">
            <text:p>43:11.7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time" office:time-value="PT11H43M11.814S" table:style-name="ce2">
            <text:p>43:11.8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time" office:time-value="PT11H43M11.720S" table:style-name="ce2">
            <text:p>43:11.7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login.do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time" office:time-value="PT11H43M11.814S" table:style-name="ce2">
            <text:p>43:11.8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time" office:time-value="PT11H43M11.658S" table:style-name="ce2">
            <text:p>43:11.7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home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time" office:time-value="PT11H43M11.752S" table:style-name="ce2">
            <text:p>43:11.8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guidelines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27669" table:style-name="ce1">
            <text:p>27669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time" office:time-value="PT11H43M11.674S" table:style-name="ce2">
            <text:p>43:11.7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login.do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time" office:time-value="PT11H43M11.798S" table:style-name="ce2">
            <text:p>43:11.8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allGuidelines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26007" table:style-name="ce1">
            <text:p>26007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time" office:time-value="PT11H43M11.752S" table:style-name="ce2">
            <text:p>43:11.8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home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time" office:time-value="PT11H43M11.798S" table:style-name="ce2">
            <text:p>43:11.8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home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time" office:time-value="PT11H43M11.689S" table:style-name="ce2">
            <text:p>43:11.7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home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time" office:time-value="PT11H43M11.798S" table:style-name="ce2">
            <text:p>43:11.8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home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time" office:time-value="PT11H43M11.767S" table:style-name="ce2">
            <text:p>43:11.8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login.do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time" office:time-value="PT11H43M11.830S" table:style-name="ce2">
            <text:p>43:11.8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time" office:time-value="PT11H43M11.845S" table:style-name="ce2">
            <text:p>43:11.8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home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time" office:time-value="PT11H43M11.798S" table:style-name="ce2">
            <text:p>43:11.8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allGuidelines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time" office:time-value="PT11H43M11.908S" table:style-name="ce2">
            <text:p>43:11.9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home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time" office:time-value="PT11H43M11.861S" table:style-name="ce2">
            <text:p>43:11.9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guidelines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6036" table:style-name="ce1">
            <text:p>26036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time" office:time-value="PT11H43M11.908S" table:style-name="ce2">
            <text:p>43:11.9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hom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time" office:time-value="PT11H43M11.814S" table:style-name="ce2">
            <text:p>43:11.8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login.do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time" office:time-value="PT11H43M11.908S" table:style-name="ce2">
            <text:p>43:11.9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home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time" office:time-value="PT11H43M11.814S" table:style-name="ce2">
            <text:p>43:11.8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home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time" office:time-value="PT11H43M11.892S" table:style-name="ce2">
            <text:p>43:11.9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guidelines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27669" table:style-name="ce1">
            <text:p>27669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time" office:time-value="PT11H43M11.923S" table:style-name="ce2">
            <text:p>43:11.9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hom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time" office:time-value="PT11H43M12.001S" table:style-name="ce2">
            <text:p>43:12.0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logout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time" office:time-value="PT11H43M11.861S" table:style-name="ce2">
            <text:p>43:11.9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time" office:time-value="PT11H43M12.048S" table:style-name="ce2">
            <text:p>43:12.0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time" office:time-value="PT11H43M11.689S" table:style-name="ce2">
            <text:p>43:11.7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allGuidelines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Success</text:p>
          </table:table-cell>
          <table:table-cell office:value-type="float" office:value="31235" table:style-name="ce1">
            <text:p>31235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time" office:time-value="PT11H43M11.642S" table:style-name="ce2">
            <text:p>43:11.6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allGuidelines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Success</text:p>
          </table:table-cell>
          <table:table-cell office:value-type="float" office:value="31235" table:style-name="ce1">
            <text:p>31235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time" office:time-value="PT11H43M11.658S" table:style-name="ce2">
            <text:p>43:11.7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allGuidelines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Success</text:p>
          </table:table-cell>
          <table:table-cell office:value-type="float" office:value="31238" table:style-name="ce1">
            <text:p>31238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time" office:time-value="PT11H43M12.048S" table:style-name="ce2">
            <text:p>43:12.0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login.htm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time" office:time-value="PT11H43M12.032S" table:style-name="ce2">
            <text:p>43:12.0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hom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time" office:time-value="PT11H43M11.939S" table:style-name="ce2">
            <text:p>43:11.9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guidelines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27699" table:style-name="ce1">
            <text:p>27699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time" office:time-value="PT11H43M11.923S" table:style-name="ce2">
            <text:p>43:11.9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time" office:time-value="PT11H43M12.001S" table:style-name="ce2">
            <text:p>43:12.0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home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time" office:time-value="PT11H43M11.986S" table:style-name="ce2">
            <text:p>43:12.0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time" office:time-value="PT11H43M12.017S" table:style-name="ce2">
            <text:p>43:12.0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guidelines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26036" table:style-name="ce1">
            <text:p>26036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time" office:time-value="PT11H43M11.970S" table:style-name="ce2">
            <text:p>43:12.0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home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time" office:time-value="PT11H43M12.064S" table:style-name="ce2">
            <text:p>43:12.1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allGuidelines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26007" table:style-name="ce1">
            <text:p>26007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time" office:time-value="PT11H43M12.048S" table:style-name="ce2">
            <text:p>43:12.0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home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time" office:time-value="PT11H43M12.064S" table:style-name="ce2">
            <text:p>43:12.1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allGuidelines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26007" table:style-name="ce1">
            <text:p>26007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time" office:time-value="PT11H43M12.064S" table:style-name="ce2">
            <text:p>43:12.1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allGuideline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time" office:time-value="PT11H43M12.079S" table:style-name="ce2">
            <text:p>43:12.1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guidelines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time" office:time-value="PT11H43M12.079S" table:style-name="ce2">
            <text:p>43:12.1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home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time" office:time-value="PT11H43M12.110S" table:style-name="ce2">
            <text:p>43:12.1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home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time" office:time-value="PT11H43M12.126S" table:style-name="ce2">
            <text:p>43:12.1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home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time" office:time-value="PT11H43M12.173S" table:style-name="ce2">
            <text:p>43:12.2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hom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time" office:time-value="PT11H43M12.126S" table:style-name="ce2">
            <text:p>43:12.1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home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time" office:time-value="PT11H43M12.173S" table:style-name="ce2">
            <text:p>43:12.2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guidelines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27699" table:style-name="ce1">
            <text:p>27699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time" office:time-value="PT11H43M12.235S" table:style-name="ce2">
            <text:p>43:12.2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logout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time" office:time-value="PT11H43M11.939S" table:style-name="ce2">
            <text:p>43:11.9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allGuidelines</text:p>
          </table:table-cell>
          <table:table-cell office:value-type="float" office:value="341" table:style-name="ce1">
            <text:p>341</text:p>
          </table:table-cell>
          <table:table-cell office:value-type="string" table:style-name="ce1">
            <text:p>Success</text:p>
          </table:table-cell>
          <table:table-cell office:value-type="float" office:value="31238" table:style-name="ce1">
            <text:p>31238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time" office:time-value="PT11H43M12.282S" table:style-name="ce2">
            <text:p>43:12.3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time" office:time-value="PT11H43M12.282S" table:style-name="ce2">
            <text:p>43:12.3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time" office:time-value="PT11H43M12.173S" table:style-name="ce2">
            <text:p>43:12.2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guidelines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27669" table:style-name="ce1">
            <text:p>27669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time" office:time-value="PT11H43M12.173S" table:style-name="ce2">
            <text:p>43:12.2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guidelines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27669" table:style-name="ce1">
            <text:p>27669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time" office:time-value="PT11H43M11.892S" table:style-name="ce2">
            <text:p>43:11.9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allGuidelines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Success</text:p>
          </table:table-cell>
          <table:table-cell office:value-type="float" office:value="31238" table:style-name="ce1">
            <text:p>31238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time" office:time-value="PT11H43M12.266S" table:style-name="ce2">
            <text:p>43:12.3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guidelines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time" office:time-value="PT11H43M12.188S" table:style-name="ce2">
            <text:p>43:12.2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home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time" office:time-value="PT11H43M12.204S" table:style-name="ce2">
            <text:p>43:12.2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home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time" office:time-value="PT11H43M11.986S" table:style-name="ce2">
            <text:p>43:12.0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allGuidelines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Success</text:p>
          </table:table-cell>
          <table:table-cell office:value-type="float" office:value="31238" table:style-name="ce1">
            <text:p>31238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time" office:time-value="PT11H43M12.266S" table:style-name="ce2">
            <text:p>43:12.3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hom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time" office:time-value="PT11H43M12.204S" table:style-name="ce2">
            <text:p>43:12.2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home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time" office:time-value="PT11H43M12.329S" table:style-name="ce2">
            <text:p>43:12.3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time" office:time-value="PT11H43M11.939S" table:style-name="ce2">
            <text:p>43:11.9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allGuidelines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Success</text:p>
          </table:table-cell>
          <table:table-cell office:value-type="float" office:value="31238" table:style-name="ce1">
            <text:p>31238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time" office:time-value="PT11H43M12.344S" table:style-name="ce2">
            <text:p>43:12.3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time" office:time-value="PT11H43M12.298S" table:style-name="ce2">
            <text:p>43:12.3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guidelines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6036" table:style-name="ce1">
            <text:p>26036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time" office:time-value="PT11H43M12.360S" table:style-name="ce2">
            <text:p>43:12.4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time" office:time-value="PT11H43M12.282S" table:style-name="ce2">
            <text:p>43:12.3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allGuidelines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time" office:time-value="PT11H43M12.329S" table:style-name="ce2">
            <text:p>43:12.3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allGuidelines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time" office:time-value="PT11H43M12.064S" table:style-name="ce2">
            <text:p>43:12.1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allGuidelines</text:p>
          </table:table-cell>
          <table:table-cell office:value-type="float" office:value="351" table:style-name="ce1">
            <text:p>351</text:p>
          </table:table-cell>
          <table:table-cell office:value-type="string" table:style-name="ce1">
            <text:p>Success</text:p>
          </table:table-cell>
          <table:table-cell office:value-type="float" office:value="31236" table:style-name="ce1">
            <text:p>31236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time" office:time-value="PT11H43M12.329S" table:style-name="ce2">
            <text:p>43:12.3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home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time" office:time-value="PT11H43M12.095S" table:style-name="ce2">
            <text:p>43:12.1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allGuidelines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Success</text:p>
          </table:table-cell>
          <table:table-cell office:value-type="float" office:value="31238" table:style-name="ce1">
            <text:p>31238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time" office:time-value="PT11H43M12.298S" table:style-name="ce2">
            <text:p>43:12.3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guidelines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26036" table:style-name="ce1">
            <text:p>26036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time" office:time-value="PT11H43M12.360S" table:style-name="ce2">
            <text:p>43:12.4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allGuidelines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time" office:time-value="PT11H43M12.391S" table:style-name="ce2">
            <text:p>43:12.4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guidelines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7699" table:style-name="ce1">
            <text:p>27699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time" office:time-value="PT11H43M12.329S" table:style-name="ce2">
            <text:p>43:12.3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allGuidelines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time" office:time-value="PT11H43M12.329S" table:style-name="ce2">
            <text:p>43:12.3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home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time" office:time-value="PT11H43M12.454S" table:style-name="ce2">
            <text:p>43:12.5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logou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time" office:time-value="PT11H43M12.485S" table:style-name="ce2">
            <text:p>43:12.5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time" office:time-value="PT11H43M12.422S" table:style-name="ce2">
            <text:p>43:12.4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allGuidelines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time" office:time-value="PT11H43M12.360S" table:style-name="ce2">
            <text:p>43:12.4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home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time" office:time-value="PT11H43M12.407S" table:style-name="ce2">
            <text:p>43:12.4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guidelines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27699" table:style-name="ce1">
            <text:p>27699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time" office:time-value="PT11H43M12.422S" table:style-name="ce2">
            <text:p>43:12.4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home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time" office:time-value="PT11H43M12.422S" table:style-name="ce2">
            <text:p>43:12.4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home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time" office:time-value="PT11H43M12.485S" table:style-name="ce2">
            <text:p>43:12.5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login.html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time" office:time-value="PT11H43M12.438S" table:style-name="ce2">
            <text:p>43:12.4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guidelines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time" office:time-value="PT11H43M12.438S" table:style-name="ce2">
            <text:p>43:12.4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guidelines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27699" table:style-name="ce1">
            <text:p>27699</text:p>
          </table:table-cell>
          <table:table-cell table:number-columns-repeated="1637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time" office:time-value="PT11H43M12.438S" table:style-name="ce2">
            <text:p>43:12.4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guidelines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7699" table:style-name="ce1">
            <text:p>27699</text:p>
          </table:table-cell>
          <table:table-cell table:number-columns-repeated="1637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time" office:time-value="PT11H43M12.500S" table:style-name="ce2">
            <text:p>43:12.5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logou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time" office:time-value="PT11H43M12.532S" table:style-name="ce2">
            <text:p>43:12.5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time" office:time-value="PT11H43M12.547S" table:style-name="ce2">
            <text:p>43:12.5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time" office:time-value="PT11H43M12.235S" table:style-name="ce2">
            <text:p>43:12.2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allGuidelines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Success</text:p>
          </table:table-cell>
          <table:table-cell office:value-type="float" office:value="31236" table:style-name="ce1">
            <text:p>31236</text:p>
          </table:table-cell>
          <table:table-cell table:number-columns-repeated="1637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time" office:time-value="PT11H43M12.422S" table:style-name="ce2">
            <text:p>43:12.4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allGuidelines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time" office:time-value="PT11H43M12.485S" table:style-name="ce2">
            <text:p>43:12.5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guidelines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27702" table:style-name="ce1">
            <text:p>27702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time" office:time-value="PT11H43M12.485S" table:style-name="ce2">
            <text:p>43:12.5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home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time" office:time-value="PT11H43M12.500S" table:style-name="ce2">
            <text:p>43:12.5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guidelines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time" office:time-value="PT11H43M12.516S" table:style-name="ce2">
            <text:p>43:12.5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hom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time" office:time-value="PT11H43M12.532S" table:style-name="ce2">
            <text:p>43:12.5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home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time" office:time-value="PT11H43M12.547S" table:style-name="ce2">
            <text:p>43:12.5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allGuidelines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time" office:time-value="PT11H43M12.532S" table:style-name="ce2">
            <text:p>43:12.5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guidelines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time" office:time-value="PT11H43M12.344S" table:style-name="ce2">
            <text:p>43:12.3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allGuidelines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Success</text:p>
          </table:table-cell>
          <table:table-cell office:value-type="float" office:value="31236" table:style-name="ce1">
            <text:p>31236</text:p>
          </table:table-cell>
          <table:table-cell table:number-columns-repeated="16377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time" office:time-value="PT11H43M12.329S" table:style-name="ce2">
            <text:p>43:12.3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allGuidelines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Success</text:p>
          </table:table-cell>
          <table:table-cell office:value-type="float" office:value="31236" table:style-name="ce1">
            <text:p>31236</text:p>
          </table:table-cell>
          <table:table-cell table:number-columns-repeated="16377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time" office:time-value="PT11H43M12.563S" table:style-name="ce2">
            <text:p>43:12.6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logout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time" office:time-value="PT11H43M12.516S" table:style-name="ce2">
            <text:p>43:12.5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guidelines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time" office:time-value="PT11H43M12.547S" table:style-name="ce2">
            <text:p>43:12.5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guidelines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27699" table:style-name="ce1">
            <text:p>27699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time" office:time-value="PT11H43M12.610S" table:style-name="ce2">
            <text:p>43:12.6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time" office:time-value="PT11H43M12.625S" table:style-name="ce2">
            <text:p>43:12.6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time" office:time-value="PT11H43M12.578S" table:style-name="ce2">
            <text:p>43:12.6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logout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time" office:time-value="PT11H43M12.625S" table:style-name="ce2">
            <text:p>43:12.6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time" office:time-value="PT11H43M12.641S" table:style-name="ce2">
            <text:p>43:12.6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time" office:time-value="PT11H43M12.610S" table:style-name="ce2">
            <text:p>43:12.6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home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time" office:time-value="PT11H43M12.578S" table:style-name="ce2">
            <text:p>43:12.6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home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time" office:time-value="PT11H43M12.563S" table:style-name="ce2">
            <text:p>43:12.6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guidelines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time" office:time-value="PT11H43M12.641S" table:style-name="ce2">
            <text:p>43:12.6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logout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time" office:time-value="PT11H43M12.610S" table:style-name="ce2">
            <text:p>43:12.6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home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time" office:time-value="PT11H43M12.610S" table:style-name="ce2">
            <text:p>43:12.6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home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time" office:time-value="PT11H43M12.610S" table:style-name="ce2">
            <text:p>43:12.6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allGuidelines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time" office:time-value="PT11H43M12.610S" table:style-name="ce2">
            <text:p>43:12.6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guidelines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time" office:time-value="PT11H43M12.610S" table:style-name="ce2">
            <text:p>43:12.6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guidelines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7702" table:style-name="ce1">
            <text:p>27702</text:p>
          </table:table-cell>
          <table:table-cell table:number-columns-repeated="16377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time" office:time-value="PT11H43M12.656S" table:style-name="ce2">
            <text:p>43:12.7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hom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time" office:time-value="PT11H43M12.672S" table:style-name="ce2">
            <text:p>43:12.7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time" office:time-value="PT11H43M12.688S" table:style-name="ce2">
            <text:p>43:12.7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time" office:time-value="PT11H43M12.610S" table:style-name="ce2">
            <text:p>43:12.6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allGuidelines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time" office:time-value="PT11H43M12.672S" table:style-name="ce2">
            <text:p>43:12.7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logou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time" office:time-value="PT11H43M12.672S" table:style-name="ce2">
            <text:p>43:12.7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hom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time" office:time-value="PT11H43M12.703S" table:style-name="ce2">
            <text:p>43:12.7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time" office:time-value="PT11H43M12.672S" table:style-name="ce2">
            <text:p>43:12.7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guidelines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7702" table:style-name="ce1">
            <text:p>27702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time" office:time-value="PT11H43M12.703S" table:style-name="ce2">
            <text:p>43:12.7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time" office:time-value="PT11H43M12.656S" table:style-name="ce2">
            <text:p>43:12.7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home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time" office:time-value="PT11H43M12.673S" table:style-name="ce2">
            <text:p>43:12.7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home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time" office:time-value="PT11H43M12.672S" table:style-name="ce2">
            <text:p>43:12.7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home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time" office:time-value="PT11H43M12.703S" table:style-name="ce2">
            <text:p>43:12.7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time" office:time-value="PT11H43M12.703S" table:style-name="ce2">
            <text:p>43:12.7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guidelines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7702" table:style-name="ce1">
            <text:p>27702</text:p>
          </table:table-cell>
          <table:table-cell table:number-columns-repeated="1637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time" office:time-value="PT11H43M12.719S" table:style-name="ce2">
            <text:p>43:12.7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logout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time" office:time-value="PT11H43M12.719S" table:style-name="ce2">
            <text:p>43:12.7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time" office:time-value="PT11H43M12.673S" table:style-name="ce2">
            <text:p>43:12.7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guidelines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time" office:time-value="PT11H43M12.703S" table:style-name="ce2">
            <text:p>43:12.7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guidelines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time" office:time-value="PT11H43M12.734S" table:style-name="ce2">
            <text:p>43:12.7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time" office:time-value="PT11H43M12.750S" table:style-name="ce2">
            <text:p>43:12.8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time" office:time-value="PT11H43M12.734S" table:style-name="ce2">
            <text:p>43:12.7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time" office:time-value="PT11H43M12.719S" table:style-name="ce2">
            <text:p>43:12.7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hom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time" office:time-value="PT11H43M12.750S" table:style-name="ce2">
            <text:p>43:12.8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time" office:time-value="PT11H43M12.719S" table:style-name="ce2">
            <text:p>43:12.7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home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time" office:time-value="PT11H43M12.734S" table:style-name="ce2">
            <text:p>43:12.7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hom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time" office:time-value="PT11H43M12.766S" table:style-name="ce2">
            <text:p>43:12.8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time" office:time-value="PT11H43M12.766S" table:style-name="ce2">
            <text:p>43:12.8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logou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time" office:time-value="PT11H43M12.781S" table:style-name="ce2">
            <text:p>43:12.8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time" office:time-value="PT11H43M12.766S" table:style-name="ce2">
            <text:p>43:12.8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ho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time" office:time-value="PT11H43M12.781S" table:style-name="ce2">
            <text:p>43:12.8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time" office:time-value="PT11H43M12.781S" table:style-name="ce2">
            <text:p>43:12.8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logou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time" office:time-value="PT11H43M12.797S" table:style-name="ce2">
            <text:p>43:12.8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time" office:time-value="PT11H43M12.797S" table:style-name="ce2">
            <text:p>43:12.8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time" office:time-value="PT11H43M12.734S" table:style-name="ce2">
            <text:p>43:12.7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guidelines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time" office:time-value="PT11H43M12.766S" table:style-name="ce2">
            <text:p>43:12.8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login.html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time" office:time-value="PT11H43M12.734S" table:style-name="ce2">
            <text:p>43:12.7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home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time" office:time-value="PT11H43M12.812S" table:style-name="ce2">
            <text:p>43:12.8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hom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time" office:time-value="PT11H43M12.797S" table:style-name="ce2">
            <text:p>43:12.8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ho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time" office:time-value="PT11H43M12.828S" table:style-name="ce2">
            <text:p>43:12.8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logou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time" office:time-value="PT11H43M12.844S" table:style-name="ce2">
            <text:p>43:12.8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time" office:time-value="PT11H43M12.844S" table:style-name="ce2">
            <text:p>43:12.8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time" office:time-value="PT11H43M12.844S" table:style-name="ce2">
            <text:p>43:12.8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hom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time" office:time-value="PT11H43M12.859S" table:style-name="ce2">
            <text:p>43:12.9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logou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time" office:time-value="PT11H43M12.859S" table:style-name="ce2">
            <text:p>43:12.9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time" office:time-value="PT11H43M12.859S" table:style-name="ce2">
            <text:p>43:12.9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number-rows-repeated="1048315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12-03-02T06:44:22Z</dc:date>
  </office:meta>
</office:document-meta>
</file>